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28cm" fo:min-width="3.437cm"/>
    </style:style>
    <style:style style:name="gr2" style:family="graphic" style:parent-style-name="standard">
      <style:graphic-properties draw:textarea-horizontal-align="justify" draw:textarea-vertical-align="middle" draw:auto-grow-height="false" fo:min-height="1.274cm" fo:min-width="1.786cm"/>
    </style:style>
    <style:style style:name="gr3" style:family="graphic" style:parent-style-name="standard">
      <style:graphic-properties draw:textarea-horizontal-align="justify" draw:textarea-vertical-align="middle" draw:auto-grow-height="false" fo:min-height="1.274cm" fo:min-width="3.31cm"/>
    </style:style>
    <style:style style:name="gr4" style:family="graphic" style:parent-style-name="standard">
      <style:graphic-properties draw:textarea-horizontal-align="justify" draw:textarea-vertical-align="middle" draw:auto-grow-height="false" fo:min-height="1.148cm" fo:min-width="1.914cm"/>
    </style:style>
    <style:style style:name="gr5" style:family="graphic" style:parent-style-name="standard">
      <style:graphic-properties draw:textarea-horizontal-align="justify" draw:textarea-vertical-align="middle" draw:auto-grow-height="false" fo:min-height="1.274cm" fo:min-width="3.43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37cm" svg:height="1.778cm" svg:x="11.16cm" svg:y="1.508cm">
          <text:p text:style-name="P1">Collection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72cm" svg:height="3.048cm" svg:x="3.667cm" svg:y="4.81cm">
          <text:p text:style-name="P1">Accumulate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3.81cm" svg:height="1.524cm" svg:x="4.048cm" svg:y="10.271cm">
          <text:p text:style-name="P1">ChainData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826cm" svg:height="2.794cm" svg:x="17.256cm" svg:y="5.064cm">
          <text:p text:style-name="P1">Log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3.937cm" svg:height="1.524cm" svg:x="17.891cm" svg:y="10.398cm">
          <text:p text:style-name="P1">Message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1T02:44:39.105295817</meta:creation-date>
    <dc:date>2017-05-11T03:18:39.667526183</dc:date>
    <meta:editing-duration>PT3M20S</meta:editing-duration>
    <meta:editing-cycles>1</meta:editing-cycles>
    <meta:document-statistic meta:object-count="5"/>
    <meta:generator>LibreOffice/5.3.1.2$Linux_X86_64 LibreOffice_project/30m0$Build-2</meta:generator>
  </office:meta>
</office:document-meta>
</file>